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983565424388049814" text:style-name="L1">
        <text:list-item>
          <text:p text:style-name="P1">Postgres</text:p>
        </text:list-item>
        <text:list-item>
          <text:p text:style-name="P1">Lombok<text:line-break/>(half)</text:p>
        </text:list-item>
        <text:list-item>
          <text:p text:style-name="P1">Postman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9M39S</meta:editing-duration>
    <meta:editing-cycles>5</meta:editing-cycles>
    <meta:generator>OpenOffice/4.1.5$Win32 OpenOffice.org_project/415m1$Build-9789</meta:generator>
    <dc:date>2022-05-23T17:22:24.82</dc:date>
    <dc:creator>Rick de Jong</dc:creator>
    <meta:document-statistic meta:table-count="0" meta:image-count="0" meta:object-count="0" meta:page-count="1" meta:paragraph-count="3" meta:word-count="7" meta:character-count="31"/>
    <meta:user-defined meta:name="Info 1"/>
    <meta:user-defined meta:name="Info 2"/>
    <meta:user-defined meta:name="Info 3"/>
    <meta:user-defined meta:name="Info 4"/>
  </office:meta>
</office:document-meta>
</file>